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FCB6826F10B0847C.png" manifest:media-type="image/png"/>
  <manifest:file-entry manifest:full-path="Pictures/1000020100000100000001005813BAB80DB1B847.png" manifest:media-type="image/png"/>
  <manifest:file-entry manifest:full-path="Pictures/100002010000010000000100E563300BF4144C74.png" manifest:media-type="image/png"/>
  <manifest:file-entry manifest:full-path="Pictures/10000201000001000000010082964EA29A5AD1A5.png" manifest:media-type="image/png"/>
  <manifest:file-entry manifest:full-path="Pictures/100002010000010000000100401FD949987864DE.png" manifest:media-type="image/png"/>
  <manifest:file-entry manifest:full-path="Pictures/10000201000001000000010023D87B0748D0EE48.png" manifest:media-type="image/png"/>
  <manifest:file-entry manifest:full-path="Pictures/10000201000001000000010053C356DF39372DE6.png" manifest:media-type="image/png"/>
  <manifest:file-entry manifest:full-path="Pictures/10000201000001000000010060A4C73A5B4EC8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78.18cm" svg:height="6.772cm" svg:x="7.633cm" svg:y="10.714cm">
          <draw:image xlink:href="Pictures/10000201000001000000010060A4C73A5B4EC8F9.png" xlink:type="simple" xlink:show="embed" xlink:actuate="onLoad" loext:mime-type="image/png">
            <text:p/>
          </draw:image>
        </draw:frame>
        <draw:g>
          <draw:g>
            <draw:frame draw:style-name="gr1" draw:text-style-name="P2" draw:layer="layout" svg:width="1.315cm" svg:height="1.445cm" svg:x="9.558cm" svg:y="7.939cm">
              <draw:image xlink:href="Pictures/10000201000001000000010053C356DF39372DE6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.316cm" svg:height="1.445cm" svg:x="9.677cm" svg:y="9.91cm">
              <draw:image xlink:href="Pictures/10000201000001000000010023D87B0748D0EE48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.315cm" svg:height="1.445cm" svg:x="12.811cm" svg:y="9.91cm">
              <draw:image xlink:href="Pictures/10000201000001000000010060A4C73A5B4EC8F9.png" xlink:type="simple" xlink:show="embed" xlink:actuate="onLoad" loext:mime-type="image/png">
                <text:p/>
              </draw:image>
            </draw:frame>
            <draw:frame draw:style-name="gr1" draw:text-style-name="P2" draw:layer="layout" svg:width="1.316cm" svg:height="1.445cm" svg:x="12.718cm" svg:y="7.939cm">
              <draw:image xlink:href="Pictures/10000201000001000000010053C356DF39372DE6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.316cm" svg:height="1.445cm" svg:x="11.206cm" svg:y="9.032cm">
              <draw:image xlink:href="Pictures/100002010000010000000100401FD949987864DE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.315cm" svg:height="1.445cm" svg:x="14.172cm" svg:y="9.032cm">
              <draw:image xlink:href="Pictures/100002010000010000000100401FD949987864DE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.315cm" svg:height="1.445cm" svg:x="15.863cm" svg:y="8.005cm">
              <draw:image xlink:href="Pictures/100002010000010000000100E563300BF4144C74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.315cm" svg:height="1.445cm" svg:x="15.824cm" svg:y="9.91cm">
              <draw:image xlink:href="Pictures/10000201000001000000010060A4C73A5B4EC8F9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.315cm" svg:height="1.445cm" svg:x="9.731cm" svg:y="12.189cm">
              <draw:image xlink:href="Pictures/1000020100000100000001005813BAB80DB1B847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.316cm" svg:height="1.445cm" svg:x="12.696cm" svg:y="12.189cm">
              <draw:image xlink:href="Pictures/1000020100000100000001005813BAB80DB1B847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.315cm" svg:height="1.445cm" svg:x="9.637cm" svg:y="14.114cm">
              <draw:image xlink:href="Pictures/10000201000001000000010082964EA29A5AD1A5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.316cm" svg:height="1.445cm" svg:x="12.696cm" svg:y="14.114cm">
              <draw:image xlink:href="Pictures/10000201000001000000010082964EA29A5AD1A5.png" xlink:type="simple" xlink:show="embed" xlink:actuate="onLoad" loext:mime-type="image/png">
                <text:p/>
              </draw:image>
            </draw:frame>
          </draw:g>
          <draw:frame draw:style-name="gr2" draw:text-style-name="P3" draw:layer="layout" svg:width="20.447cm" svg:height="20.447cm" svg:x="0.581cm" svg:y="2.358cm">
            <draw:image xlink:href="Pictures/100002010000020000000200FCB6826F10B0847C.png" xlink:type="simple" xlink:show="embed" xlink:actuate="onLoad" loext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1:37:59.228127612</meta:creation-date>
    <dc:date>2021-08-27T13:30:34.237416854</dc:date>
    <meta:editing-duration>PT52M37S</meta:editing-duration>
    <meta:editing-cycles>2</meta:editing-cycles>
    <meta:generator>LibreOffice/6.4.7.2$Linux_X86_64 LibreOffice_project/40$Build-2</meta:generator>
    <meta:document-statistic meta:object-count="16"/>
  </office:meta>
</office:document-meta>
</file>